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tem.Selec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lectItem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tImage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tMarkup( String [ ]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get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lectItem( Object value , String label , String description , String image , String [ ]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lect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lectItem( Object value , String label , String description , boolean disabled , String image , String [ ]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tem.SelectItem( Object value , String label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lectItem( Object value , String label , String description , boolean disabled ,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.SelectItem( Object value , String label , String description ,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